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12pt" officeooo:rsid="001fa05b" officeooo:paragraph-rsid="001fa05b" style:font-size-asian="12pt" style:font-size-complex="12pt"/>
    </style:style>
    <style:style style:name="P2" style:family="paragraph" style:parent-style-name="Standard">
      <style:text-properties style:font-name="DejaVu Sans Mono" fo:font-size="9pt" officeooo:rsid="002b8a2b" officeooo:paragraph-rsid="002b8a2b" style:font-size-asian="9pt" style:font-size-complex="9pt"/>
    </style:style>
    <style:style style:name="P3" style:family="paragraph" style:parent-style-name="Standard">
      <style:text-properties style:font-name="DejaVu Sans Mono" fo:font-size="9pt" officeooo:rsid="002cdae9" officeooo:paragraph-rsid="002b8a2b" style:font-size-asian="9pt" style:font-size-complex="9pt"/>
    </style:style>
    <style:style style:name="P4" style:family="paragraph" style:parent-style-name="Standard">
      <style:text-properties style:font-name="DejaVu Sans Mono" fo:font-size="9pt" officeooo:rsid="002e2abe" officeooo:paragraph-rsid="002e2abe" style:font-size-asian="9pt" style:font-size-complex="9pt"/>
    </style:style>
    <style:style style:name="P5" style:family="paragraph" style:parent-style-name="Standard">
      <style:text-properties style:font-name="DejaVu Sans Mono" fo:font-size="9pt" officeooo:rsid="002fc80f" officeooo:paragraph-rsid="002e2abe" style:font-size-asian="9pt" style:font-size-complex="9pt"/>
    </style:style>
    <style:style style:name="P6" style:family="paragraph" style:parent-style-name="Standard">
      <style:text-properties style:font-name="DejaVu Sans Mono" fo:font-size="9pt" officeooo:rsid="002fc80f" officeooo:paragraph-rsid="002fc80f" style:font-size-asian="9pt" style:font-size-complex="9pt"/>
    </style:style>
    <style:style style:name="P7" style:family="paragraph" style:parent-style-name="Standard">
      <style:text-properties style:font-name="DejaVu Sans Mono" fo:font-size="9pt" officeooo:rsid="0031bdac" officeooo:paragraph-rsid="0031bdac" style:font-size-asian="9pt" style:font-size-complex="9pt"/>
    </style:style>
    <style:style style:name="P8" style:family="paragraph" style:parent-style-name="Standard">
      <style:text-properties officeooo:paragraph-rsid="002b8a2b"/>
    </style:style>
    <style:style style:name="P9" style:family="paragraph" style:parent-style-name="Standard">
      <style:text-properties officeooo:rsid="002e2abe" officeooo:paragraph-rsid="002e2abe"/>
    </style:style>
    <style:style style:name="P10" style:family="paragraph" style:parent-style-name="Standard">
      <style:text-properties officeooo:rsid="002e2abe" officeooo:paragraph-rsid="0031bdac"/>
    </style:style>
    <style:style style:name="P11" style:family="paragraph" style:parent-style-name="Standard">
      <style:text-properties officeooo:rsid="002fc80f" officeooo:paragraph-rsid="002fc80f"/>
    </style:style>
    <style:style style:name="P12" style:family="paragraph" style:parent-style-name="Standard">
      <style:text-properties officeooo:rsid="0033d099" officeooo:paragraph-rsid="0033d099"/>
    </style:style>
    <style:style style:name="P13"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14" style:family="paragraph" style:parent-style-name="Title">
      <style:text-properties style:font-name="DejaVu Sans Mono" fo:font-size="12pt" officeooo:rsid="0021b844" officeooo:paragraph-rsid="0021b844" style:font-size-asian="12pt" style:font-size-complex="12pt"/>
    </style:style>
    <style:style style:name="P15" style:family="paragraph" style:parent-style-name="Standard">
      <style:text-properties style:font-name="DejaVu Sans Mono" fo:font-size="9pt" officeooo:rsid="0031305c" officeooo:paragraph-rsid="002fc80f" style:font-size-asian="9pt" style:font-size-complex="9pt"/>
    </style:style>
    <style:style style:name="T1" style:family="text">
      <style:text-properties officeooo:rsid="002b8a2b"/>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b8a2b" style:font-size-asian="9pt" style:font-size-complex="9pt"/>
    </style:style>
    <style:style style:name="T4" style:family="text">
      <style:text-properties style:font-name="DejaVu Sans Mono" fo:font-size="9pt" officeooo:rsid="002cdae9" style:font-size-asian="9pt" style:font-size-complex="9pt"/>
    </style:style>
    <style:style style:name="T5" style:family="text">
      <style:text-properties style:font-name="DejaVu Sans Mono" fo:font-size="9pt" officeooo:rsid="002fc80f" style:font-size-asian="9pt" style:font-size-complex="9pt"/>
    </style:style>
    <style:style style:name="T6" style:family="text">
      <style:text-properties style:font-name="DejaVu Sans Mono" fo:font-size="9pt" officeooo:rsid="0031305c" style:font-size-asian="9pt" style:font-size-complex="9pt"/>
    </style:style>
    <style:style style:name="T7" style:family="text">
      <style:text-properties style:font-name="DejaVu Sans Mono" fo:font-size="9pt" officeooo:rsid="0031bdac" style:font-size-asian="9pt" style:font-size-complex="9pt"/>
    </style:style>
    <style:style style:name="T8" style:family="text">
      <style:text-properties style:font-name="DejaVu Sans Mono" fo:font-size="9pt" officeooo:rsid="00322101" style:font-size-asian="9pt" style:font-size-complex="9pt"/>
    </style:style>
    <style:style style:name="T9" style:family="text">
      <style:text-properties style:font-name="DejaVu Sans Mono" fo:font-size="9pt" style:text-underline-style="solid" style:text-underline-width="auto" style:text-underline-color="font-color" officeooo:rsid="002b8a2b" style:font-size-asian="9pt" style:font-size-complex="9pt"/>
    </style:style>
    <style:style style:name="T10" style:family="text">
      <style:text-properties style:font-name="DejaVu Sans Mono" fo:font-size="9pt" style:text-underline-style="solid" style:text-underline-width="auto" style:text-underline-color="font-color" officeooo:rsid="002fc80f" style:font-size-asian="9pt" style:font-size-complex="9pt"/>
    </style:style>
    <style:style style:name="T11" style:family="text">
      <style:text-properties style:font-name="DejaVu Sans Mono" fo:font-size="9pt" fo:font-style="normal" style:text-underline-style="solid" style:text-underline-width="auto" style:text-underline-color="font-color" officeooo:rsid="00322101" style:font-size-asian="9pt" style:font-style-asian="normal" style:font-size-complex="9pt" style:font-style-complex="normal"/>
    </style:style>
    <style:style style:name="T12" style:family="text">
      <style:text-properties style:font-name="DejaVu Sans Mono" fo:font-size="9pt" fo:background-color="transparent" loext:char-shading-value="0" style:font-size-asian="9pt" style:font-size-complex="9pt"/>
    </style:style>
    <style:style style:name="T13" style:family="text">
      <style:text-properties style:font-name="DejaVu Sans Mono" fo:font-size="8pt" style:text-underline-style="solid" style:text-underline-width="auto" style:text-underline-color="font-color" officeooo:rsid="003ac5b5" fo:background-color="transparent" loext:char-shading-value="0" style:font-size-asian="8pt" style:font-size-complex="8pt"/>
    </style:style>
    <style:style style:name="T14" style:family="text">
      <style:text-properties style:font-name="DejaVu Sans Mono" fo:font-size="8pt" fo:background-color="transparent" loext:char-shading-value="0" style:font-size-asian="8pt" style:font-size-complex="8pt"/>
    </style:style>
    <style:style style:name="T15" style:family="text">
      <style:text-properties style:font-name="DejaVu Sans Mono" fo:font-size="8pt" officeooo:rsid="003ac5b5" fo:background-color="transparent" loext:char-shading-value="0" style:font-size-asian="8pt" style:font-size-complex="8pt"/>
    </style:style>
    <style:style style:name="T16" style:family="text">
      <style:text-properties style:font-name="DejaVu Sans Mono" fo:font-size="8pt" officeooo:rsid="003c50ec" fo:background-color="transparent" loext:char-shading-value="0" style:font-size-asian="8pt" style:font-size-complex="8pt"/>
    </style:style>
    <style:style style:name="T17" style:family="text">
      <style:text-properties style:font-name="DejaVu Sans Mono" fo:font-size="8pt" officeooo:rsid="003f9ea7" fo:background-color="transparent" loext:char-shading-value="0" style:font-size-asian="8pt" style:font-size-complex="8pt"/>
    </style:style>
    <style:style style:name="T18" style:family="text">
      <style:text-properties style:font-name="DejaVu Sans Mono" fo:font-size="8pt" officeooo:rsid="00345699" fo:background-color="transparent" loext:char-shading-value="0" style:font-size-asian="8pt" style:font-size-complex="8pt"/>
    </style:style>
    <style:style style:name="T19" style:family="text">
      <style:text-properties officeooo:rsid="00322101"/>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322101"/>
    </style:style>
    <style:style style:name="T22" style:family="text">
      <style:text-properties officeooo:rsid="003456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11BSD on <text:span text:style-name="T22">PiDP-11</text:span></text:p>
      <text:p text:style-name="P14">Using <text:span text:style-name="T1">FileZilla to transfer and edit files</text:span></text:p>
      <text:p text:style-name="P1"/>
      <text:p text:style-name="P2">If you are logging into 2.11 BSD on the PiDP11 from a laptop, FileZilla on your laptop can be used to transfer files between 2.11 BSD an the laptop. Furthermore, you can use FileZilla to edit files on 2.11BSD using your favorite gui based editor on your laptop.</text:p>
      <text:p text:style-name="P2"/>
      <text:p text:style-name="P2">Setting up the 2.11 BSD system and FileZilla:</text:p>
      <text:p text:style-name="P2"/>
      <text:p text:style-name="P8"><text:span text:style-name="T3">1. </text:span><text:span text:style-name="T9">Networking</text:span><text:span text:style-name="T3"> has to be set up properly on 2.11 BSD. For details see the PiDP-11 user manual, under “A quick tour of 2.11 BSD”, “setting up networking”. Check your installation by using a ping </text:span><text:span text:style-name="T8">from </text:span><text:span text:style-name="T3">your laptop </text:span><text:span text:style-name="T8">to 2.11 BSD</text:span><text:span text:style-name="T3">. Note, that when you check the network connection from your laptop to 2.11 BSD, you have to enter the IP address of 2.11 BSD, </text:span><text:span text:style-name="T4">and not of the underlying Raspbian. This is the </text:span><text:span text:style-name="T8">ip </text:span><text:span text:style-name="T4">address you entered in /etc/hosts </text:span><text:span text:style-name="T8">in 2.11 BSD</text:span><text:span text:style-name="T4">.</text:span></text:p>
      <text:p text:style-name="P3"/>
      <text:p text:style-name="P9"><text:span text:style-name="T4">2. </text:span><text:span text:style-name="T2">Download and install FileZilla. See </text:span><text:a xlink:type="simple" xlink:href="https://filezilla-project.org/" text:style-name="Internet_20_link" text:visited-style-name="Visited_20_Internet_20_Link"><text:span text:style-name="T2">https://filezilla-project.org/</text:span></text:a><text:span text:style-name="T2"> for details. On Raspbian use </text:span><text:span text:style-name="T11">sudo apt-get install filezilla</text:span><text:span text:style-name="T8"> </text:span><text:span text:style-name="T2">to install it.</text:span></text:p>
      <text:p text:style-name="P4"/>
      <text:p text:style-name="P4">3. Start FileZilla and configure it as follows:</text:p>
      <text:p text:style-name="P4"/>
      <text:p text:style-name="P4"><text:s text:c="3"/>In <text:span text:style-name="T20">edit→Settings→Transfers</text:span>, set as follows:</text:p>
      <text:p text:style-name="P4"/>
      <text:p text:style-name="P4"><text:s text:c="5"/>Maximum simultaneous transfers: 1</text:p>
      <text:p text:style-name="P4"><text:s text:c="5"/>Enable speed limits</text:p>
      <text:p text:style-name="P4"><text:s text:c="5"/>Download limit 100 KiB/s</text:p>
      <text:p text:style-name="P4"><text:s text:c="5"/>Upload limit 20 KiB/s</text:p>
      <text:p text:style-name="P4"/>
      <text:p text:style-name="P4"><text:s text:c="3"/>These limits worked without any problems on my setup</text:p>
      <text:p text:style-name="P4"/>
      <text:p text:style-name="P9"><text:span text:style-name="T2"><text:s text:c="3"/></text:span><text:span text:style-name="T5">In </text:span><text:span text:style-name="T10">edit→Settings→File Editing</text:span><text:span text:style-name="T5">, set </text:span><text:span text:style-name="T10">use custom editor</text:span><text:span text:style-name="T5"> to the full path of your favorite</text:span></text:p>
      <text:p text:style-name="P5"><text:s text:c="3"/>editor (this step might depend on the OS of your laptop). <text:span text:style-name="T19">On Raspbian, you can use the</text:span></text:p>
      <text:p text:style-name="P5"><text:s text:c="3"/><text:span text:style-name="T19">command </text:span><text:span text:style-name="T21">whereis leafpad</text:span><text:span text:style-name="T19">, for example, to get the full path of TextEditor.</text:span></text:p>
      <text:p text:style-name="P4"/>
      <text:p text:style-name="P4"><text:s text:c="3"/>On line 3 of the standard FileZilla window, fill in as follows:</text:p>
      <text:p text:style-name="P4"/>
      <text:p text:style-name="P4"><text:s text:c="5"/>Host: The ip address of your 2.11BSD</text:p>
      <text:p text:style-name="P4"><text:s text:c="5"/>Username: Your username on 2.11BSD</text:p>
      <text:p text:style-name="P4"><text:s text:c="5"/>Password: Your password on 2.11BSD</text:p>
      <text:p text:style-name="P9"><text:span text:style-name="T2"><text:s text:c="5"/></text:span><text:span text:style-name="T5">Port: 21</text:span></text:p>
      <text:p text:style-name="P5"/>
      <text:p text:style-name="P10"><text:span text:style-name="T5"><text:s text:c="3"/></text:span><text:span text:style-name="T7">Then use the QuickConnect button on the same line. Once you have successfully logge</text:span><text:span text:style-name="T8">d</text:span><text:span text:style-name="T7"> in </text:span></text:p>
      <text:p text:style-name="P7"><text:s text:c="3"/>once to a server, you can use the down arrow next to the QuickConnect button.</text:p>
      <text:p text:style-name="P5"/>
      <text:p text:style-name="P5"><text:s text:c="3"/>Note: You cannot connect as root. You first need to make a normal user on 2.11BSD.</text:p>
      <text:p text:style-name="P5"><text:s text:c="3"/><text:span text:style-name="T19">See the separate tutorial in this repository.</text:span></text:p>
      <text:p text:style-name="P5"/>
      <text:p text:style-name="P6"/>
      <text:p text:style-name="P11"><text:span text:style-name="T2">To transfer files, navigate to the proper directories in the local and remote directory trees. Then drag and drop a file from one to the other. For editing a file on the remote system using your favorite editor, navigate to it in the remote directory tree, then right click it and select </text:span><text:span text:style-name="T6">View/Edit.</text:span></text:p>
      <text:p text:style-name="P15"/>
      <text:p text:style-name="P12"><text:span text:style-name="T6">Y</text:span><text:span text:style-name="T2">ou can also use FileZilla on the Raspberry Pi running the PiDP-11 simulation, </text:span><text:span text:style-name="T12">but y</text:span><text:span text:style-name="T15">ou need to establish TCP/IP communication between th</text:span><text:span text:style-name="T16">is</text:span><text:span text:style-name="T15"> Raspberry Pi and 2.11 BSD, using </text:span><text:span text:style-name="T18">for example </text:span><text:span text:style-name="T13">Proxy ARP</text:span><text:span text:style-name="T15">. See the corresponding documentation in </text:span><text:span text:style-name="T14">the </text:span><text:span text:style-name="T17">PiDP-11 user manual</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5-23T08:22:49.932750927</dc:date>
    <meta:editing-duration>PT1H3M19S</meta:editing-duration>
    <meta:editing-cycles>9</meta:editing-cycles>
    <meta:document-statistic meta:table-count="0" meta:image-count="0" meta:object-count="0" meta:page-count="1" meta:paragraph-count="27" meta:word-count="426" meta:character-count="2532" meta:non-whitespace-character-count="2062"/>
  </office:meta>
</office:document-meta>
</file>